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5cm" svg:x="11.95cm" svg:y="0.823cm">
            <draw:object draw:notify-on-update-of-ranges="Feuille1.D1:Feuille1.D5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];[.B1];[.C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];[.B2];[.C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];[.B3];[.C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];[.B4];[.C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];[.B5];[.C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6];[.B6];[.C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7];[.B7];[.C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8];[.B8];[.C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9];[.B9];[.C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0];[.B10];[.C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1];[.B11];[.C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2];[.B12];[.C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3];[.B13];[.C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];[.B14];[.C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];[.B15];[.C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];[.B16];[.C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7];[.B17];[.C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];[.B18];[.C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];[.B19];[.C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];[.B20];[.C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];[.B21];[.C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];[.B22];[.C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];[.B23];[.C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];[.B24];[.C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];[.B25];[.C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6];[.B26];[.C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];[.B27];[.C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];[.B28];[.C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];[.B29];[.C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];[.B30];[.C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1];[.B31];[.C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2];[.B32];[.C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3];[.B33];[.C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4];[.B34];[.C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];[.B35];[.C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];[.B36];[.C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7];[.B37];[.C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8];[.B38];[.C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9];[.B39];[.C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];[.B40];[.C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];[.B41];[.C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];[.B42];[.C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3];[.B43];[.C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4];[.B44];[.C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5];[.B45];[.C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6];[.B46];[.C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7];[.B47];[.C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8];[.B48];[.C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9];[.B49];[.C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0];[.B50];[.C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];[.B51];[.C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];[.B52];[.C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3];[.B53];[.C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4];[.B54];[.C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5];[.B55];[.C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6];[.B56];[.C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7];[.B57];[.C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8];[.B58];[.C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9];[.B59];[.C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0];[.B60];[.C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1];[.B61];[.C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2];[.B62];[.C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3];[.B63];[.C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4];[.B64];[.C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65];[.B65];[.C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66];[.B66];[.C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67];[.B67];[.C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68];[.B68];[.C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69];[.B69];[.C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0];[.B70];[.C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1];[.B71];[.C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2];[.B72];[.C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3];[.B73];[.C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4];[.B74];[.C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5];[.B75];[.C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6];[.B76];[.C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7];[.B77];[.C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8];[.B78];[.C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9];[.B79];[.C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0];[.B80];[.C8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1];[.B81];[.C8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2];[.B82];[.C8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3];[.B83];[.C8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4];[.B84];[.C8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5];[.B85];[.C85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6];[.B86];[.C86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7];[.B87];[.C8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8];[.B88];[.C8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9];[.B89];[.C8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0];[.B90];[.C9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1];[.B91];[.C9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2];[.B92];[.C9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3];[.B93];[.C9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4];[.B94];[.C9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5];[.B95];[.C95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6];[.B96];[.C96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7];[.B97];[.C9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8];[.B98];[.C9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99];[.B99];[.C9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0];[.B100];[.C10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1];[.B101];[.C10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2];[.B102];[.C10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3];[.B103];[.C10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4];[.B104];[.C10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05];[.B105];[.C10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6];[.B106];[.C1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7];[.B107];[.C1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8];[.B108];[.C1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9];[.B109];[.C1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0];[.B110];[.C1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1];[.B111];[.C1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2];[.B112];[.C1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3];[.B113];[.C1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4];[.B114];[.C1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5];[.B115];[.C1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6];[.B116];[.C1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7];[.B117];[.C1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8];[.B118];[.C1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19];[.B119];[.C1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0];[.B120];[.C1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1];[.B121];[.C1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2];[.B122];[.C1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3];[.B123];[.C1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4];[.B124];[.C1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5];[.B125];[.C1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6];[.B126];[.C1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7];[.B127];[.C1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8];[.B128];[.C1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29];[.B129];[.C1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0];[.B130];[.C1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1];[.B131];[.C1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2];[.B132];[.C1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3];[.B133];[.C1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4];[.B134];[.C1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5];[.B135];[.C1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6];[.B136];[.C1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7];[.B137];[.C13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8];[.B138];[.C13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39];[.B139];[.C13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0];[.B140];[.C1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1];[.B141];[.C1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2];[.B142];[.C1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3];[.B143];[.C1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4];[.B144];[.C1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5];[.B145];[.C1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46];[.B146];[.C1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47];[.B147];[.C1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48];[.B148];[.C1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49];[.B149];[.C1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0];[.B150];[.C1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1];[.B151];[.C1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2];[.B152];[.C1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3];[.B153];[.C1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4];[.B154];[.C1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5];[.B155];[.C1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6];[.B156];[.C1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7];[.B157];[.C1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8];[.B158];[.C1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59];[.B159];[.C1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0];[.B160];[.C1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1];[.B161];[.C1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2];[.B162];[.C1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3];[.B163];[.C1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4];[.B164];[.C1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5];[.B165];[.C1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6];[.B166];[.C1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7];[.B167];[.C1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8];[.B168];[.C1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69];[.B169];[.C1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0];[.B170];[.C1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1];[.B171];[.C1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2];[.B172];[.C1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3];[.B173];[.C1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4];[.B174];[.C1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5];[.B175];[.C1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6];[.B176];[.C1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7];[.B177];[.C1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8];[.B178];[.C1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79];[.B179];[.C1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0];[.B180];[.C1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1];[.B181];[.C1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2];[.B182];[.C1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3];[.B183];[.C1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4];[.B184];[.C1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85];[.B185];[.C1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6];[.B186];[.C1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7];[.B187];[.C1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8];[.B188];[.C1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9];[.B189];[.C1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0];[.B190];[.C1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1];[.B191];[.C1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2];[.B192];[.C1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3];[.B193];[.C1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4];[.B194];[.C1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5];[.B195];[.C1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6];[.B196];[.C1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7];[.B197];[.C1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8];[.B198];[.C1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9];[.B199];[.C1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0];[.B200];[.C20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1];[.B201];[.C20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2];[.B202];[.C20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3];[.B203];[.C20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4];[.B204];[.C20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5];[.B205];[.C20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6];[.B206];[.C20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7];[.B207];[.C20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8];[.B208];[.C20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9];[.B209];[.C20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0];[.B210];[.C21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1];[.B211];[.C21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2];[.B212];[.C21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3];[.B213];[.C21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4];[.B214];[.C21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5];[.B215];[.C21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6];[.B216];[.C21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7];[.B217];[.C21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8];[.B218];[.C21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9];[.B219];[.C21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0];[.B220];[.C22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1];[.B221];[.C22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2];[.B222];[.C22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3];[.B223];[.C22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4];[.B224];[.C22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5];[.B225];[.C2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6];[.B226];[.C2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7];[.B227];[.C2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8];[.B228];[.C2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9];[.B229];[.C2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0];[.B230];[.C2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1];[.B231];[.C2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2];[.B232];[.C2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3];[.B233];[.C2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4];[.B234];[.C2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5];[.B235];[.C2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6];[.B236];[.C2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7];[.B237];[.C23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8];[.B238];[.C23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9];[.B239];[.C23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0];[.B240];[.C2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1];[.B241];[.C2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2];[.B242];[.C2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3];[.B243];[.C2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4];[.B244];[.C2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5];[.B245];[.C2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6];[.B246];[.C2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7];[.B247];[.C2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8];[.B248];[.C2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9];[.B249];[.C2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0];[.B250];[.C2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1];[.B251];[.C2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2];[.B252];[.C2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3];[.B253];[.C2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4];[.B254];[.C2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5];[.B255];[.C2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6];[.B256];[.C2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7];[.B257];[.C2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8];[.B258];[.C2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9];[.B259];[.C2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0];[.B260];[.C2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1];[.B261];[.C2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2];[.B262];[.C2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3];[.B263];[.C2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4];[.B264];[.C2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5];[.B265];[.C2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66];[.B266];[.C2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67];[.B267];[.C2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68];[.B268];[.C2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69];[.B269];[.C2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0];[.B270];[.C2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1];[.B271];[.C2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2];[.B272];[.C2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3];[.B273];[.C2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4];[.B274];[.C2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5];[.B275];[.C2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6];[.B276];[.C2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7];[.B277];[.C2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8];[.B278];[.C2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79];[.B279];[.C2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0];[.B280];[.C2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1];[.B281];[.C2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2];[.B282];[.C2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3];[.B283];[.C2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4];[.B284];[.C2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5];[.B285];[.C2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6];[.B286];[.C2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7];[.B287];[.C2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8];[.B288];[.C2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89];[.B289];[.C2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0];[.B290];[.C2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1];[.B291];[.C2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2];[.B292];[.C2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3];[.B293];[.C2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4];[.B294];[.C2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5];[.B295];[.C2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6];[.B296];[.C2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7];[.B297];[.C2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8];[.B298];[.C2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299];[.B299];[.C2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0];[.B300];[.C3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1];[.B301];[.C3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2];[.B302];[.C3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3];[.B303];[.C3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4];[.B304];[.C3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05];[.B305];[.C3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06];[.B306];[.C3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07];[.B307];[.C3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08];[.B308];[.C3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09];[.B309];[.C3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0];[.B310];[.C3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1];[.B311];[.C3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2];[.B312];[.C3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3];[.B313];[.C3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4];[.B314];[.C3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5];[.B315];[.C3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6];[.B316];[.C3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7];[.B317];[.C3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8];[.B318];[.C3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9];[.B319];[.C3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0];[.B320];[.C32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1];[.B321];[.C32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2];[.B322];[.C32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3];[.B323];[.C32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4];[.B324];[.C32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5];[.B325];[.C325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6];[.B326];[.C326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7];[.B327];[.C32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8];[.B328];[.C32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9];[.B329];[.C32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0];[.B330];[.C33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1];[.B331];[.C33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2];[.B332];[.C33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3];[.B333];[.C33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4];[.B334];[.C33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5];[.B335];[.C335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6];[.B336];[.C336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7];[.B337];[.C33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8];[.B338];[.C33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39];[.B339];[.C33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0];[.B340];[.C34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1];[.B341];[.C34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2];[.B342];[.C34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3];[.B343];[.C34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4];[.B344];[.C344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45];[.B345];[.C34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6];[.B346];[.C3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7];[.B347];[.C3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8];[.B348];[.C3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9];[.B349];[.C3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0];[.B350];[.C3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1];[.B351];[.C3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2];[.B352];[.C3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3];[.B353];[.C3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4];[.B354];[.C3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5];[.B355];[.C3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6];[.B356];[.C3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7];[.B357];[.C3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8];[.B358];[.C3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9];[.B359];[.C3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0];[.B360];[.C3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1];[.B361];[.C3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2];[.B362];[.C3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3];[.B363];[.C3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4];[.B364];[.C3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5];[.B365];[.C3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6];[.B366];[.C3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7];[.B367];[.C3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8];[.B368];[.C3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9];[.B369];[.C3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0];[.B370];[.C3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1];[.B371];[.C3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2];[.B372];[.C3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3];[.B373];[.C3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4];[.B374];[.C3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5];[.B375];[.C3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6];[.B376];[.C3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7];[.B377];[.C3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8];[.B378];[.C3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9];[.B379];[.C3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0];[.B380];[.C3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1];[.B381];[.C3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2];[.B382];[.C3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3];[.B383];[.C3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4];[.B384];[.C3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5];[.B385];[.C3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86];[.B386];[.C3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87];[.B387];[.C3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88];[.B388];[.C3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89];[.B389];[.C3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0];[.B390];[.C3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1];[.B391];[.C3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2];[.B392];[.C3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3];[.B393];[.C3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4];[.B394];[.C3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5];[.B395];[.C3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6];[.B396];[.C3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7];[.B397];[.C3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8];[.B398];[.C3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9];[.B399];[.C3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0];[.B400];[.C4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1];[.B401];[.C4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2];[.B402];[.C4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3];[.B403];[.C4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4];[.B404];[.C4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5];[.B405];[.C4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6];[.B406];[.C4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7];[.B407];[.C4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8];[.B408];[.C4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9];[.B409];[.C4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0];[.B410];[.C4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1];[.B411];[.C4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2];[.B412];[.C4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3];[.B413];[.C4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4];[.B414];[.C4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5];[.B415];[.C4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6];[.B416];[.C4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7];[.B417];[.C4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8];[.B418];[.C4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9];[.B419];[.C4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0];[.B420];[.C4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1];[.B421];[.C4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2];[.B422];[.C4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3];[.B423];[.C4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4];[.B424];[.C4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5];[.B425];[.C4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26];[.B426];[.C4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27];[.B427];[.C4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28];[.B428];[.C4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29];[.B429];[.C4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0];[.B430];[.C4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1];[.B431];[.C4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2];[.B432];[.C4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3];[.B433];[.C4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4];[.B434];[.C4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5];[.B435];[.C4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6];[.B436];[.C4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7];[.B437];[.C4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8];[.B438];[.C4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9];[.B439];[.C4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0];[.B440];[.C44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1];[.B441];[.C44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2];[.B442];[.C44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3];[.B443];[.C44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4];[.B444];[.C44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5];[.B445];[.C44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6];[.B446];[.C44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7];[.B447];[.C44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8];[.B448];[.C44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9];[.B449];[.C44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0];[.B450];[.C45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1];[.B451];[.C45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2];[.B452];[.C45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3];[.B453];[.C45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4];[.B454];[.C45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5];[.B455];[.C45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6];[.B456];[.C45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7];[.B457];[.C45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8];[.B458];[.C45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59];[.B459];[.C45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0];[.B460];[.C46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1];[.B461];[.C46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2];[.B462];[.C46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3];[.B463];[.C46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4];[.B464];[.C46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65];[.B465];[.C4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6];[.B466];[.C4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7];[.B467];[.C4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8];[.B468];[.C4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9];[.B469];[.C4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0];[.B470];[.C4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1];[.B471];[.C4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2];[.B472];[.C4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3];[.B473];[.C4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4];[.B474];[.C4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5];[.B475];[.C4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6];[.B476];[.C4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7];[.B477];[.C4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8];[.B478];[.C4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9];[.B479];[.C4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0];[.B480];[.C4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1];[.B481];[.C4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2];[.B482];[.C4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3];[.B483];[.C4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4];[.B484];[.C4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5];[.B485];[.C4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6];[.B486];[.C4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7];[.B487];[.C4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8];[.B488];[.C4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9];[.B489];[.C4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0];[.B490];[.C4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1];[.B491];[.C4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2];[.B492];[.C4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3];[.B493];[.C4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4];[.B494];[.C4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5];[.B495];[.C4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6];[.B496];[.C4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7];[.B497];[.C4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8];[.B498];[.C4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9];[.B499];[.C4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0];[.B500];[.C5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1];[.B501];[.C5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2];[.B502];[.C5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3];[.B503];[.C5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4];[.B504];[.C5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5];[.B505];[.C5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06];[.B506];[.C5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07];[.B507];[.C5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08];[.B508];[.C5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09];[.B509];[.C5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0];[.B510];[.C5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1];[.B511];[.C5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2];[.B512];[.C5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3];[.B513];[.C5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4];[.B514];[.C5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5];[.B515];[.C5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6];[.B516];[.C5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7];[.B517];[.C5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8];[.B518];[.C5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19];[.B519];[.C5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0];[.B520];[.C5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1];[.B521];[.C5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2];[.B522];[.C5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3];[.B523];[.C5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4];[.B524];[.C5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5];[.B525];[.C5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6];[.B526];[.C5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7];[.B527];[.C5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528];[.B528];[.C52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1:37:23.553071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24:22.171665378</meta:creation-date>
    <dc:date>2016-03-31T21:45:08.519467240</dc:date>
    <meta:editing-duration>PT45M38S</meta:editing-duration>
    <meta:editing-cycles>7</meta:editing-cycles>
    <meta:generator>LibreOffice/4.2.8.2$Linux_X86_64 LibreOffice_project/420m0$Build-2</meta:generator>
    <meta:document-statistic meta:table-count="1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66cm" svg:y="4.204cm" style:legend-expansion="high" chart:style-name="ch2"/>
        <chart:plot-area chart:style-name="ch3" table:cell-range-address="Feuille1.D1:Feuille1.D528" svg:x="0.319cm" svg:y="0.18cm" svg:width="12.428cm" svg:height="8.646cm">
          <chartooo:coordinate-region svg:x="1.496cm" svg:y="0.379cm" svg:width="11.251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528" chart:class="chart:line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D1:Feuille1.D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